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ELD</text:p>
          </table:table-cell>
          <table:table-cell office:value-type="float" office:value="-0.767355067284">
            <text:p>-0,7673550673</text:p>
          </table:table-cell>
          <table:table-cell office:value-type="float" office:value="-17.7628487797">
            <text:p>-17,7628487797</text:p>
          </table:table-cell>
          <table:table-cell office:value-type="float" office:value="4.32">
            <text:p>4,32</text:p>
          </table:table-cell>
          <table:table-cell office:value-type="date" office:date-value="2016-12-29">
            <text:p>2016-12-29</text:p>
          </table:table-cell>
          <table:table-cell office:value-type="string">
            <text:p>09:07:33</text:p>
          </table:table-cell>
          <table:table-cell office:value-type="string">
            <text:p>Gold Miner Stocks: What’s Driving Long-Term Production Growth?</text:p>
          </table:table-cell>
          <table:table-cell office:value-type="string">
            <text:p>xxxxxxx</text:p>
          </table:table-cell>
          <table:table-cell office:value-type="float" office:value="0.22">
            <text:p>0,22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ITC</text:p>
          </table:table-cell>
          <table:table-cell office:value-type="float" office:value="-0.891567776496">
            <text:p>-0,8915677765</text:p>
          </table:table-cell>
          <table:table-cell office:value-type="float" office:value="-41.4682686742">
            <text:p>-41,4682686742</text:p>
          </table:table-cell>
          <table:table-cell office:value-type="float" office:value="2.15">
            <text:p>2,15</text:p>
          </table:table-cell>
          <table:table-cell office:value-type="date" office:date-value="2016-12-29">
            <text:p>2016-12-29</text:p>
          </table:table-cell>
          <table:table-cell office:value-type="string">
            <text:p>09:00:00</text:p>
          </table:table-cell>
          <table:table-cell office:value-type="string">
            <text:p>Intrinsyc Technologies (TSX: ITC) (OTC: ISYRF) and Stream TV Networks Extend Strategic Relationship</text:p>
          </table:table-cell>
          <table:table-cell office:value-type="string">
            <text:p>xxxxxxx</text:p>
          </table:table-cell>
          <table:table-cell office:value-type="float" office:value="-0.08">
            <text:p>-0,08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float" office:value="-0.53806540387">
            <text:p>-0,5380654039</text:p>
          </table:table-cell>
          <table:table-cell office:value-type="float" office:value="-2.59809478441">
            <text:p>-2,5980947844</text:p>
          </table:table-cell>
          <table:table-cell office:value-type="float" office:value="20.709999">
            <text:p>20,709999</text:p>
          </table:table-cell>
          <table:table-cell office:value-type="date" office:date-value="2016-12-29">
            <text:p>2016-12-29</text:p>
          </table:table-cell>
          <table:table-cell office:value-type="string">
            <text:p>08:56:11</text:p>
          </table:table-cell>
          <table:table-cell office:value-type="string">
            <text:p>Can Barrick Gold Continue to Outperform Its Peers in 2017?</text:p>
          </table:table-cell>
          <table:table-cell office:value-type="string">
            <text:p>xxxxxxx</text:p>
          </table:table-cell>
          <table:table-cell office:value-type="float" office:value="1.41">
            <text:p>1,41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PS</text:p>
          </table:table-cell>
          <table:table-cell office:value-type="float" office:value="0.176276288015">
            <text:p>0,176276288</text:p>
          </table:table-cell>
          <table:table-cell office:value-type="float" office:value="9.13348642565">
            <text:p>9,1334864257</text:p>
          </table:table-cell>
          <table:table-cell office:value-type="float" office:value="1.93">
            <text:p>1,93</text:p>
          </table:table-cell>
          <table:table-cell office:value-type="date" office:date-value="2016-12-29">
            <text:p>2016-12-29</text:p>
          </table:table-cell>
          <table:table-cell office:value-type="string">
            <text:p>08:15:00</text:p>
          </table:table-cell>
          <table:table-cell office:value-type="string">
            <text:p>IIROC Trade Resumption - APS</text:p>
          </table:table-cell>
          <table:table-cell office:value-type="string">
            <text:p>xxxxxxx</text:p>
          </table:table-cell>
          <table:table-cell office:value-type="float" office:value="0.03">
            <text:p>0,03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-0.462596976985">
            <text:p>-0,462596977</text:p>
          </table:table-cell>
          <table:table-cell office:value-type="float" office:value="-0.417430948371">
            <text:p>-0,4174309484</text:p>
          </table:table-cell>
          <table:table-cell office:value-type="float" office:value="110.82">
            <text:p>110,82</text:p>
          </table:table-cell>
          <table:table-cell office:value-type="date" office:date-value="2016-12-29">
            <text:p>2016-12-29</text:p>
          </table:table-cell>
          <table:table-cell office:value-type="string">
            <text:p>05:52:09</text:p>
          </table:table-cell>
          <table:table-cell office:value-type="string">
            <text:p>Paying down debt remains No. 1 priority for Canadians heading into 2017: CIBC Poll</text:p>
          </table:table-cell>
          <table:table-cell office:value-type="string">
            <text:p>xxxxxxx</text:p>
          </table:table-cell>
          <table:table-cell office:value-type="float" office:value="-0.42">
            <text:p>-0,42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BBD.B</text:p>
          </table:table-cell>
          <table:table-cell office:value-type="float" office:value="0.733362478034">
            <text:p>0,733362478</text:p>
          </table:table-cell>
          <table:table-cell office:value-type="float" office:value="34.2692746745">
            <text:p>34,2692746745</text:p>
          </table:table-cell>
          <table:table-cell office:value-type="float" office:value="2.14">
            <text:p>2,14</text:p>
          </table:table-cell>
          <table:table-cell office:value-type="date" office:date-value="2016-12-29">
            <text:p>2016-12-29</text:p>
          </table:table-cell>
          <table:table-cell office:value-type="string">
            <text:p>05:31:02</text:p>
          </table:table-cell>
          <table:table-cell office:value-type="string">
            <text:p>Bombardier and Austrian Federal Railways Sign Framework Agreement for up to 300 TALENT 3 Trains</text:p>
          </table:table-cell>
          <table:table-cell office:value-type="string">
            <text:p>xxxxxxx</text:p>
          </table:table-cell>
          <table:table-cell office:value-type="float" office:value="0.03">
            <text:p>0,03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-0.166878311817">
            <text:p>-0,1668783118</text:p>
          </table:table-cell>
          <table:table-cell office:value-type="float" office:value="-3.96385538758">
            <text:p>-3,9638553876</text:p>
          </table:table-cell>
          <table:table-cell office:value-type="float" office:value="4.21">
            <text:p>4,21</text:p>
          </table:table-cell>
          <table:table-cell office:value-type="date" office:date-value="2016-12-28">
            <text:p>2016-12-28</text:p>
          </table:table-cell>
          <table:table-cell office:value-type="string">
            <text:p>17:35:37</text:p>
          </table:table-cell>
          <table:table-cell office:value-type="string">
            <text:p>The Correlations of Mining Stocks in 2016</text:p>
          </table:table-cell>
          <table:table-cell office:value-type="string">
            <text:p>xxxxxxx</text:p>
          </table:table-cell>
          <table:table-cell office:value-type="float" office:value="0.19">
            <text:p>0,19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float" office:value="-0.142349035938">
            <text:p>-0,1423490359</text:p>
          </table:table-cell>
          <table:table-cell office:value-type="float" office:value="-0.155064304234">
            <text:p>-0,1550643042</text:p>
          </table:table-cell>
          <table:table-cell office:value-type="float" office:value="91.800003">
            <text:p>91,800003</text:p>
          </table:table-cell>
          <table:table-cell office:value-type="date" office:date-value="2016-12-28">
            <text:p>2016-12-28</text:p>
          </table:table-cell>
          <table:table-cell office:value-type="string">
            <text:p>16:58:20</text:p>
          </table:table-cell>
          <table:table-cell office:value-type="string">
            <text:p>RBC CEO McKay: Looking at City National Expansion in U.S.</text:p>
          </table:table-cell>
          <table:table-cell office:value-type="string">
            <text:p>xxxxxxx</text:p>
          </table:table-cell>
          <table:table-cell office:value-type="float" office:value="-0.39">
            <text:p>-0,39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ECA</text:p>
          </table:table-cell>
          <table:table-cell office:value-type="float" office:value="-0.150753264982">
            <text:p>-0,150753265</text:p>
          </table:table-cell>
          <table:table-cell office:value-type="float" office:value="-0.921474668503">
            <text:p>-0,9214746685</text:p>
          </table:table-cell>
          <table:table-cell office:value-type="float" office:value="16.360001">
            <text:p>16,360001</text:p>
          </table:table-cell>
          <table:table-cell office:value-type="date" office:date-value="2016-12-28">
            <text:p>2016-12-28</text:p>
          </table:table-cell>
          <table:table-cell office:value-type="string">
            <text:p>09:22:26</text:p>
          </table:table-cell>
          <table:table-cell office:value-type="string">
            <text:p>How traders are playing rally in energy</text:p>
          </table:table-cell>
          <table:table-cell table:number-columns-repeated="3"/>
        </table:table-row>
        <table:table-row table:style-name="ro1">
          <table:table-cell office:value-type="string">
            <text:p>YRI</text:p>
          </table:table-cell>
          <table:table-cell office:value-type="float" office:value="-0.155924697299">
            <text:p>-0,1559246973</text:p>
          </table:table-cell>
          <table:table-cell office:value-type="float" office:value="-4.54590954225">
            <text:p>-4,5459095423</text:p>
          </table:table-cell>
          <table:table-cell office:value-type="float" office:value="3.43">
            <text:p>3,43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 table:number-columns-repeated="3"/>
        </table:table-row>
        <table:table-row table:style-name="ro1">
          <table:table-cell office:value-type="string">
            <text:p>TV</text:p>
          </table:table-cell>
          <table:table-cell office:value-type="float" office:value="0.0268558280142">
            <text:p>0,026855828</text:p>
          </table:table-cell>
          <table:table-cell office:value-type="float" office:value="2.29536991575">
            <text:p>2,2953699158</text:p>
          </table:table-cell>
          <table:table-cell office:value-type="float" office:value="1.17">
            <text:p>1,17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 table:number-columns-repeated="3"/>
        </table:table-row>
        <table:table-row table:style-name="ro1">
          <table:table-cell office:value-type="string">
            <text:p>MFC</text:p>
          </table:table-cell>
          <table:table-cell office:value-type="float" office:value="-0.600518961171">
            <text:p>-0,6005189612</text:p>
          </table:table-cell>
          <table:table-cell office:value-type="float" office:value="-2.45812100356">
            <text:p>-2,4581210036</text:p>
          </table:table-cell>
          <table:table-cell office:value-type="float" office:value="24.43">
            <text:p>24,43</text:p>
          </table:table-cell>
          <table:table-cell office:value-type="date" office:date-value="2016-12-28">
            <text:p>2016-12-28</text:p>
          </table:table-cell>
          <table:table-cell office:value-type="string">
            <text:p>08:00:00</text:p>
          </table:table-cell>
          <table:table-cell office:value-type="string">
            <text:p>Manulife Asset Management Concludes Another Successful Year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0.258896891304">
            <text:p>0,2588968913</text:p>
          </table:table-cell>
          <table:table-cell office:value-type="float" office:value="0.439926763131">
            <text:p>0,4399267631</text:p>
          </table:table-cell>
          <table:table-cell office:value-type="float" office:value="58.849998">
            <text:p>58,849998</text:p>
          </table:table-cell>
          <table:table-cell office:value-type="date" office:date-value="2016-12-27">
            <text:p>2016-12-27</text:p>
          </table:table-cell>
          <table:table-cell office:value-type="string">
            <text:p>13:17:57</text:p>
          </table:table-cell>
          <table:table-cell office:value-type="string">
            <text:p>ETFs with exposure to Laurentian Bank of Canada : December 27, 2016</text:p>
          </table:table-cell>
          <table:table-cell table:number-columns-repeated="3"/>
        </table:table-row>
        <table:table-row table:style-name="ro1">
          <table:table-cell office:value-type="string">
            <text:p>BTE</text:p>
          </table:table-cell>
          <table:table-cell office:value-type="float" office:value="-0.408584766802">
            <text:p>-0,4085847668</text:p>
          </table:table-cell>
          <table:table-cell office:value-type="float" office:value="-6.26663752763">
            <text:p>-6,2666375276</text:p>
          </table:table-cell>
          <table:table-cell office:value-type="float" office:value="6.52">
            <text:p>6,52</text:p>
          </table:table-cell>
          <table:table-cell office:value-type="date" office:date-value="2016-12-27">
            <text:p>2016-12-27</text:p>
          </table:table-cell>
          <table:table-cell office:value-type="string">
            <text:p>12:36:22</text:p>
          </table:table-cell>
          <table:table-cell office:value-type="string">
            <text:p>ETFs with exposure to Baytex Energy Corp. : December 27, 2016</text:p>
          </table:table-cell>
          <table:table-cell table:number-columns-repeated="3"/>
        </table:table-row>
        <table:table-row table:style-name="ro1">
          <table:table-cell office:value-type="string">
            <text:p>PLS</text:p>
          </table:table-cell>
          <table:table-cell office:value-type="float" office:value="-0.0184331978857">
            <text:p>-0,0184331979</text:p>
          </table:table-cell>
          <table:table-cell office:value-type="float" office:value="-1.47465583086">
            <text:p>-1,4746558309</text:p>
          </table:table-cell>
          <table:table-cell office:value-type="float" office:value="1.25">
            <text:p>1,25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-0.0162264176326">
            <text:p>-0,0162264176</text:p>
          </table:table-cell>
          <table:table-cell office:value-type="float" office:value="-0.170624791089">
            <text:p>-0,1706247911</text:p>
          </table:table-cell>
          <table:table-cell office:value-type="float" office:value="9.51">
            <text:p>9,51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Financials Stocks CI Financial, IGM Financial, and Tricon Capital Group</text:p>
          </table:table-cell>
          <table:table-cell table:number-columns-repeated="3"/>
        </table:table-row>
        <table:table-row table:style-name="ro1">
          <table:table-cell office:value-type="string">
            <text:p>CNR</text:p>
          </table:table-cell>
          <table:table-cell office:value-type="float" office:value="0.266291449262">
            <text:p>0,2662914493</text:p>
          </table:table-cell>
          <table:table-cell office:value-type="float" office:value="0.290965316861">
            <text:p>0,2909653169</text:p>
          </table:table-cell>
          <table:table-cell office:value-type="float" office:value="91.519997">
            <text:p>91,519997</text:p>
          </table:table-cell>
          <table:table-cell office:value-type="date" office:date-value="2016-12-27">
            <text:p>2016-12-27</text:p>
          </table:table-cell>
          <table:table-cell office:value-type="string">
            <text:p>09:06:11</text:p>
          </table:table-cell>
          <table:table-cell office:value-type="string">
            <text:p>Fall in Coal Volumes Pulls down Canadian National’s Carloads</text:p>
          </table:table-cell>
          <table:table-cell table:number-columns-repeated="3"/>
        </table:table-row>
        <table:table-row table:style-name="ro1">
          <table:table-cell office:value-type="string">
            <text:p>XTC</text:p>
          </table:table-cell>
          <table:table-cell office:value-type="float" office:value="-0.110538709835">
            <text:p>-0,1105387098</text:p>
          </table:table-cell>
          <table:table-cell office:value-type="float" office:value="-1.00398464882">
            <text:p>-1,0039846488</text:p>
          </table:table-cell>
          <table:table-cell office:value-type="float" office:value="11.01">
            <text:p>11,01</text:p>
          </table:table-cell>
          <table:table-cell office:value-type="date" office:date-value="2016-12-26">
            <text:p>2016-12-26</text:p>
          </table:table-cell>
          <table:table-cell office:value-type="string">
            <text:p>08:16:17</text:p>
          </table:table-cell>
          <table:table-cell office:value-type="string">
            <text:p>Exco Technologies Ltd. breached its 50 day moving average in a Bullish Manner : XTC-CA : December 26, 2016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0.38054170585">
            <text:p>0,3805417059</text:p>
          </table:table-cell>
          <table:table-cell office:value-type="float" office:value="17.0646504865">
            <text:p>17,0646504865</text:p>
          </table:table-cell>
          <table:table-cell office:value-type="float" office:value="2.23">
            <text:p>2,23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0.167769795668">
            <text:p>0,1677697957</text:p>
          </table:table-cell>
          <table:table-cell office:value-type="float" office:value="0.393271907333">
            <text:p>0,3932719073</text:p>
          </table:table-cell>
          <table:table-cell office:value-type="float" office:value="42.66">
            <text:p>42,66</text:p>
          </table:table-cell>
          <table:table-cell office:value-type="date" office:date-value="2016-12-23">
            <text:p>2016-12-23</text:p>
          </table:table-cell>
          <table:table-cell office:value-type="string">
            <text:p>12:08:05</text:p>
          </table:table-cell>
          <table:table-cell office:value-type="string">
            <text:p>New collective agreement between TELUS and the SQET ratified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0.100173958878">
            <text:p>0,1001739589</text:p>
          </table:table-cell>
          <table:table-cell office:value-type="float" office:value="0.330171255367">
            <text:p>0,3301712554</text:p>
          </table:table-cell>
          <table:table-cell office:value-type="float" office:value="30.34">
            <text:p>30,34</text:p>
          </table:table-cell>
          <table:table-cell office:value-type="date" office:date-value="2016-12-23">
            <text:p>2016-12-23</text:p>
          </table:table-cell>
          <table:table-cell office:value-type="string">
            <text:p>09:59:31</text:p>
          </table:table-cell>
          <table:table-cell office:value-type="string">
            <text:p>EU mergers and takeovers (Dec 23)</text:p>
          </table:table-cell>
          <table:table-cell table:number-columns-repeated="3"/>
        </table:table-row>
        <table:table-row table:style-name="ro1">
          <table:table-cell office:value-type="string">
            <text:p>RFP</text:p>
          </table:table-cell>
          <table:table-cell office:value-type="float" office:value="0.649845128959">
            <text:p>0,649845129</text:p>
          </table:table-cell>
          <table:table-cell office:value-type="float" office:value="9.93646986176">
            <text:p>9,9364698618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3"/>
        </table:table-row>
        <table:table-row table:style-name="ro1">
          <table:table-cell office:value-type="string">
            <text:p>MBA</text:p>
          </table:table-cell>
          <table:table-cell office:value-type="float" office:value="0.000331987798126">
            <text:p>0,0003319878</text:p>
          </table:table-cell>
          <table:table-cell office:value-type="float" office:value="0.0553312996877">
            <text:p>0,0553312997</text:p>
          </table:table-cell>
          <table:table-cell office:value-type="float" office:value="0.6">
            <text:p>0,6</text:p>
          </table:table-cell>
          <table:table-cell office:value-type="date" office:date-value="2016-12-23">
            <text:p>2016-12-23</text:p>
          </table:table-cell>
          <table:table-cell office:value-type="string">
            <text:p>08:13:39</text:p>
          </table:table-cell>
          <table:table-cell office:value-type="string">
            <text:p>Research Reports Initiated on Consumer Goods and Services Stocks CIBT Education Group, Cineplex, Dorel Industries, and Boyd Group Income Fund</text:p>
          </table:table-cell>
          <table:table-cell table:number-columns-repeated="3"/>
        </table:table-row>
        <table:table-row table:style-name="ro1">
          <table:table-cell office:value-type="string">
            <text:p>AQN</text:p>
          </table:table-cell>
          <table:table-cell office:value-type="float" office:value="-0.119786162922">
            <text:p>-0,1197861629</text:p>
          </table:table-cell>
          <table:table-cell office:value-type="float" office:value="-1.03531687918">
            <text:p>-1,0353168792</text:p>
          </table:table-cell>
          <table:table-cell office:value-type="float" office:value="11.57">
            <text:p>11,57</text:p>
          </table:table-cell>
          <table:table-cell office:value-type="date" office:date-value="2016-12-22">
            <text:p>2016-12-22</text:p>
          </table:table-cell>
          <table:table-cell office:value-type="string">
            <text:p>15:38:04</text:p>
          </table:table-cell>
          <table:table-cell office:value-type="string">
            <text:p>Algonquin Power &amp; Utilities Corp. and The Empire District Electric Company Announce Kansas Corporation Commission Authorization of Merger Transaction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float" office:value="0.0507566898996">
            <text:p>0,0507566899</text:p>
          </table:table-cell>
          <table:table-cell office:value-type="float" office:value="0.0909944259761">
            <text:p>0,090994426</text:p>
          </table:table-cell>
          <table:table-cell office:value-type="float" office:value="55.779999">
            <text:p>55,779999</text:p>
          </table:table-cell>
          <table:table-cell office:value-type="date" office:date-value="2016-12-22">
            <text:p>2016-12-22</text:p>
          </table:table-cell>
          <table:table-cell office:value-type="string">
            <text:p>10:17:41</text:p>
          </table:table-cell>
          <table:table-cell office:value-type="string">
            <text:p>National Bank of Canada : NA-CA: Dividend Analysis : December 28th, 2016 (record date) : By the numbers : December 22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0704600738033">
            <text:p>-0,0704600738</text:p>
          </table:table-cell>
          <table:table-cell office:value-type="float" office:value="-3.43707677089">
            <text:p>-3,4370767709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BCE</text:p>
          </table:table-cell>
          <table:table-cell office:value-type="float" office:value="0.481159925327">
            <text:p>0,4811599253</text:p>
          </table:table-cell>
          <table:table-cell office:value-type="float" office:value="0.837382411592">
            <text:p>0,8373824116</text:p>
          </table:table-cell>
          <table:table-cell office:value-type="float" office:value="57.459999">
            <text:p>57,459999</text:p>
          </table:table-cell>
          <table:table-cell office:value-type="date" office:date-value="2016-12-22">
            <text:p>2016-12-22</text:p>
          </table:table-cell>
          <table:table-cell office:value-type="string">
            <text:p>08:50:26</text:p>
          </table:table-cell>
          <table:table-cell office:value-type="string">
            <text:p>Research Reports Initiated on Communication Services Stocks Shaw Communications, TELUS, BCE Inc, and Cogeco Communications</text:p>
          </table:table-cell>
          <table:table-cell table:number-columns-repeated="3"/>
        </table:table-row>
        <table:table-row table:style-name="ro1">
          <table:table-cell office:value-type="string">
            <text:p>XCT</text:p>
          </table:table-cell>
          <table:table-cell office:value-type="float" office:value="0.0699221532897">
            <text:p>0,0699221533</text:p>
          </table:table-cell>
          <table:table-cell office:value-type="float" office:value="3.36164198508">
            <text:p>3,3616419851</text:p>
          </table:table-cell>
          <table:table-cell office:value-type="float" office:value="2.08">
            <text:p>2,08</text:p>
          </table:table-cell>
          <table:table-cell office:value-type="date" office:date-value="2016-12-22">
            <text:p>2016-12-22</text:p>
          </table:table-cell>
          <table:table-cell office:value-type="string">
            <text:p>07:00:00</text:p>
          </table:table-cell>
          <table:table-cell office:value-type="string">
            <text:p>exactEarth Awarded £1.1M Project from UK Space Agency for Small Vessel Tracking</text:p>
          </table:table-cell>
          <table:table-cell table:number-columns-repeated="3"/>
        </table:table-row>
        <table:table-row table:style-name="ro1">
          <table:table-cell office:value-type="string">
            <text:p>TRP</text:p>
          </table:table-cell>
          <table:table-cell office:value-type="float" office:value="0.470259838971">
            <text:p>0,470259839</text:p>
          </table:table-cell>
          <table:table-cell office:value-type="float" office:value="0.761554395095">
            <text:p>0,7615543951</text:p>
          </table:table-cell>
          <table:table-cell office:value-type="float" office:value="61.75">
            <text:p>61,75</text:p>
          </table:table-cell>
          <table:table-cell office:value-type="date" office:date-value="2016-12-21">
            <text:p>2016-12-21</text:p>
          </table:table-cell>
          <table:table-cell office:value-type="string">
            <text:p>17:27:25</text:p>
          </table:table-cell>
          <table:table-cell office:value-type="string">
            <text:p>Canada's Trudeau says Trump very supportive of Keystone XL pipeline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0.0236928937086">
            <text:p>0,0236928937</text:p>
          </table:table-cell>
          <table:table-cell office:value-type="float" office:value="0.816996334778">
            <text:p>0,8169963348</text:p>
          </table:table-cell>
          <table:table-cell office:value-type="float" office:value="2.9">
            <text:p>2,9</text:p>
          </table:table-cell>
          <table:table-cell office:value-type="date" office:date-value="2016-12-21">
            <text:p>2016-12-21</text:p>
          </table:table-cell>
          <table:table-cell office:value-type="string">
            <text:p>15:52:07</text:p>
          </table:table-cell>
          <table:table-cell office:value-type="string">
            <text:p>B2Gold Acquires an Additional 23,450,000 Common Shares of Calibre Mining Corp.</text:p>
          </table:table-cell>
          <table:table-cell table:number-columns-repeated="3"/>
        </table:table-row>
        <table:table-row table:style-name="ro1">
          <table:table-cell office:value-type="string">
            <text:p>NDM</text:p>
          </table:table-cell>
          <table:table-cell office:value-type="float" office:value="-0.0510318050483">
            <text:p>-0,051031805</text:p>
          </table:table-cell>
          <table:table-cell office:value-type="float" office:value="-2.16236462069">
            <text:p>-2,1623646207</text:p>
          </table:table-cell>
          <table:table-cell office:value-type="float" office:value="2.36">
            <text:p>2,36</text:p>
          </table:table-cell>
          <table:table-cell office:value-type="date" office:date-value="2016-12-21">
            <text:p>2016-12-21</text:p>
          </table:table-cell>
          <table:table-cell office:value-type="string">
            <text:p>15:32:57</text:p>
          </table:table-cell>
          <table:table-cell office:value-type="string">
            <text:p>Trump win ignites hope for stalled Alaska copper, gold mine</text:p>
          </table:table-cell>
          <table:table-cell table:number-columns-repeated="3"/>
        </table:table-row>
        <table:table-row table:style-name="ro1">
          <table:table-cell office:value-type="string">
            <text:p>RKN</text:p>
          </table:table-cell>
          <table:table-cell office:value-type="float" office:value="-0.210112243248">
            <text:p>-0,2101122432</text:p>
          </table:table-cell>
          <table:table-cell office:value-type="float" office:value="-12.4326771153">
            <text:p>-12,4326771153</text:p>
          </table:table-cell>
          <table:table-cell office:value-type="float" office:value="1.69">
            <text:p>1,69</text:p>
          </table:table-cell>
          <table:table-cell office:value-type="date" office:date-value="2016-12-21">
            <text:p>2016-12-21</text:p>
          </table:table-cell>
          <table:table-cell office:value-type="string">
            <text:p>11:12:16</text:p>
          </table:table-cell>
          <table:table-cell office:value-type="string">
            <text:p>Constellation Software Announces Termination of Redknee Investment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office:value-type="float" office:value="-0.0405219622855">
            <text:p>-0,0405219623</text:p>
          </table:table-cell>
          <table:table-cell office:value-type="float" office:value="-0.0605076327914">
            <text:p>-0,0605076328</text:p>
          </table:table-cell>
          <table:table-cell office:value-type="float" office:value="66.970001">
            <text:p>66,970001</text:p>
          </table:table-cell>
          <table:table-cell office:value-type="date" office:date-value="2016-12-21">
            <text:p>2016-12-21</text:p>
          </table:table-cell>
          <table:table-cell office:value-type="string">
            <text:p>11:00:00</text:p>
          </table:table-cell>
          <table:table-cell office:value-type="string">
            <text:p>TD Charitable Foundation Donates $805,000 to Food Pantries from Maine to Florida</text:p>
          </table:table-cell>
          <table:table-cell table:number-columns-repeated="3"/>
        </table:table-row>
        <table:table-row table:style-name="ro1">
          <table:table-cell office:value-type="string">
            <text:p>BNS</text:p>
          </table:table-cell>
          <table:table-cell office:value-type="float" office:value="-0.370046709493">
            <text:p>-0,3700467095</text:p>
          </table:table-cell>
          <table:table-cell office:value-type="float" office:value="-0.486647428493">
            <text:p>-0,4866474285</text:p>
          </table:table-cell>
          <table:table-cell office:value-type="float" office:value="76.040001">
            <text:p>76,040001</text:p>
          </table:table-cell>
          <table:table-cell office:value-type="date" office:date-value="2016-12-20">
            <text:p>2016-12-20</text:p>
          </table:table-cell>
          <table:table-cell office:value-type="string">
            <text:p>13:02:07</text:p>
          </table:table-cell>
          <table:table-cell office:value-type="string">
            <text:p>A happy holiday for commodity producers: Scotiabank</text:p>
          </table:table-cell>
          <table:table-cell table:number-columns-repeated="3"/>
        </table:table-row>
        <table:table-row table:style-name="ro1">
          <table:table-cell office:value-type="string">
            <text:p>SAP</text:p>
          </table:table-cell>
          <table:table-cell office:value-type="float" office:value="0.277895029748">
            <text:p>0,2778950297</text:p>
          </table:table-cell>
          <table:table-cell office:value-type="float" office:value="0.594427871119">
            <text:p>0,5944278711</text:p>
          </table:table-cell>
          <table:table-cell office:value-type="float" office:value="46.75">
            <text:p>46,75</text:p>
          </table:table-cell>
          <table:table-cell office:value-type="date" office:date-value="2016-12-20">
            <text:p>2016-12-20</text:p>
          </table:table-cell>
          <table:table-cell office:value-type="string">
            <text:p>10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  <table:table-cell table:number-columns-repeated="3"/>
        </table:table-row>
        <table:table-row table:style-name="ro1">
          <table:table-cell office:value-type="string">
            <text:p>SPB</text:p>
          </table:table-cell>
          <table:table-cell office:value-type="float" office:value="0.0101453826445">
            <text:p>0,0101453826</text:p>
          </table:table-cell>
          <table:table-cell office:value-type="float" office:value="0.0790754687803">
            <text:p>0,0790754688</text:p>
          </table:table-cell>
          <table:table-cell office:value-type="float" office:value="12.83">
            <text:p>12,83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Utilities Stocks Superior Plus, Valener, Hydro One, and Crius Energy Trust</text:p>
          </table:table-cell>
          <table:table-cell table:number-columns-repeated="3"/>
        </table:table-row>
        <table:table-row table:style-name="ro1">
          <table:table-cell office:value-type="string">
            <text:p>POT</text:p>
          </table:table-cell>
          <table:table-cell office:value-type="float" office:value="0.150296711194">
            <text:p>0,1502967112</text:p>
          </table:table-cell>
          <table:table-cell office:value-type="float" office:value="0.627805784946">
            <text:p>0,6278057849</text:p>
          </table:table-cell>
          <table:table-cell office:value-type="float" office:value="23.940001">
            <text:p>23,940001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-0.00023198960195">
            <text:p>-0,0002319896</text:p>
          </table:table-cell>
          <table:table-cell office:value-type="float" office:value="-0.00211862650183">
            <text:p>-0,0021186265</text:p>
          </table:table-cell>
          <table:table-cell office:value-type="float" office:value="10.95">
            <text:p>10,95</text:p>
          </table:table-cell>
          <table:table-cell office:value-type="date" office:date-value="2016-12-19">
            <text:p>2016-12-19</text:p>
          </table:table-cell>
          <table:table-cell office:value-type="string">
            <text:p>19:02:00</text:p>
          </table:table-cell>
          <table:table-cell office:value-type="string">
            <text:p>Auspice Capital Advisors Announces Estimated 2016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RIC</text:p>
          </table:table-cell>
          <table:table-cell office:value-type="float" office:value="-0.389795005082">
            <text:p>-0,3897950051</text:p>
          </table:table-cell>
          <table:table-cell office:value-type="float" office:value="-4.82419560745">
            <text:p>-4,8241956075</text:p>
          </table:table-cell>
          <table:table-cell office:value-type="float" office:value="8.08">
            <text:p>8,08</text:p>
          </table:table-cell>
          <table:table-cell office:value-type="date" office:date-value="2016-12-19">
            <text:p>2016-12-19</text:p>
          </table:table-cell>
          <table:table-cell office:value-type="string">
            <text:p>06:41:12</text:p>
          </table:table-cell>
          <table:table-cell office:value-type="string">
            <text:p>Island Gold Mine Receives Permit Amendments to an Average of 1,100 Tonnes per Day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0.0193483622309">
            <text:p>0,0193483622</text:p>
          </table:table-cell>
          <table:table-cell office:value-type="float" office:value="1.29854780073">
            <text:p>1,2985478007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0.329501801957">
            <text:p>0,329501802</text:p>
          </table:table-cell>
          <table:table-cell office:value-type="float" office:value="7.16308265124">
            <text:p>7,1630826512</text:p>
          </table:table-cell>
          <table:table-cell office:value-type="float" office:value="4.6">
            <text:p>4,6</text:p>
          </table:table-cell>
          <table:table-cell office:value-type="date" office:date-value="2016-12-14">
            <text:p>2016-12-14</text:p>
          </table:table-cell>
          <table:table-cell office:value-type="string">
            <text:p>13:09:19</text:p>
          </table:table-cell>
          <table:table-cell office:value-type="string">
            <text:p>Should You Buy CPI Card Group Inc (PMTS)?</text:p>
          </table:table-cell>
          <table:table-cell table:number-columns-repeated="3"/>
        </table:table-row>
        <table:table-row table:style-name="ro1">
          <table:table-cell office:value-type="string">
            <text:p>SFD</text:p>
          </table:table-cell>
          <table:table-cell office:value-type="float" office:value="-0.0495918981404">
            <text:p>-0,0495918981</text:p>
          </table:table-cell>
          <table:table-cell office:value-type="float" office:value="-3.3508039284">
            <text:p>-3,3508039284</text:p>
          </table:table-cell>
          <table:table-cell office:value-type="float" office:value="1.48">
            <text:p>1,48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 table:number-columns-repeated="3"/>
        </table:table-row>
        <table:table-row table:style-name="ro1">
          <table:table-cell office:value-type="string">
            <text:p>EPI</text:p>
          </table:table-cell>
          <table:table-cell office:value-type="float" office:value="-0.0357497308697">
            <text:p>-0,0357497309</text:p>
          </table:table-cell>
          <table:table-cell office:value-type="float" office:value="-1.1956431729">
            <text:p>-1,1956431729</text:p>
          </table:table-cell>
          <table:table-cell office:value-type="float" office:value="2.99">
            <text:p>2,99</text:p>
          </table:table-cell>
          <table:table-cell office:value-type="date" office:date-value="2016-12-14">
            <text:p>2016-12-14</text:p>
          </table:table-cell>
          <table:table-cell office:value-type="string">
            <text:p>08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  <table:table-cell table:number-columns-repeated="3"/>
        </table:table-row>
        <table:table-row table:style-name="ro1">
          <table:table-cell office:value-type="string">
            <text:p>SMT</text:p>
          </table:table-cell>
          <table:table-cell office:value-type="float" office:value="-0.0704180298914">
            <text:p>-0,0704180299</text:p>
          </table:table-cell>
          <table:table-cell office:value-type="float" office:value="-3.43502584836">
            <text:p>-3,4350258484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0.645857747651">
            <text:p>0,6458577477</text:p>
          </table:table-cell>
          <table:table-cell office:value-type="float" office:value="7.2568286253">
            <text:p>7,2568286253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IFP</text:p>
          </table:table-cell>
          <table:table-cell office:value-type="float" office:value="-0.0697776329065">
            <text:p>-0,0697776329</text:p>
          </table:table-cell>
          <table:table-cell office:value-type="float" office:value="-0.467992172411">
            <text:p>-0,4679921724</text:p>
          </table:table-cell>
          <table:table-cell office:value-type="float" office:value="14.91">
            <text:p>14,91</text:p>
          </table:table-cell>
          <table:table-cell office:value-type="date" office:date-value="2016-12-01">
            <text:p>2016-12-01</text:p>
          </table:table-cell>
          <table:table-cell office:value-type="string">
            <text:p>08:29:04</text:p>
          </table:table-cell>
          <table:table-cell office:value-type="string">
            <text:p>Research Reports Initiated on Basic Materials Stocks Western Forest Products, Stella Jones Interfor, and Cascades</text:p>
          </table:table-cell>
          <table:table-cell table:number-columns-repeated="3"/>
        </table:table-row>
        <table:table-row table:style-name="ro1">
          <table:table-cell office:value-type="string">
            <text:p>VFF</text:p>
          </table:table-cell>
          <table:table-cell office:value-type="float" office:value="-0.0502203890129">
            <text:p>-0,050220389</text:p>
          </table:table-cell>
          <table:table-cell office:value-type="float" office:value="-3.72002881577">
            <text:p>-3,7200288158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583711943545">
            <text:p>-0,0583711944</text:p>
          </table:table-cell>
          <table:table-cell office:value-type="float" office:value="-2.33484777418">
            <text:p>-2,3348477742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0.0215728870893">
            <text:p>0,0215728871</text:p>
          </table:table-cell>
          <table:table-cell office:value-type="float" office:value="1.35678535153">
            <text:p>1,3567853515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CN</text:p>
          </table:table-cell>
          <table:table-cell office:value-type="float" office:value="-0.0304364668804">
            <text:p>-0,0304364669</text:p>
          </table:table-cell>
          <table:table-cell office:value-type="float" office:value="-0.98182151227">
            <text:p>-0,9818215123</text:p>
          </table:table-cell>
          <table:table-cell office:value-type="float" office:value="3.1">
            <text:p>3,1</text:p>
          </table:table-cell>
          <table:table-cell office:value-type="date" office:date-value="2016-11-23">
            <text:p>2016-11-23</text:p>
          </table:table-cell>
          <table:table-cell office:value-type="string">
            <text:p>10:32:30</text:p>
          </table:table-cell>
          <table:table-cell office:value-type="string">
            <text:p>ECN Capital to Raise $100,000,000 through Preferred Share Offering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-0.00968270260099">
            <text:p>-0,0096827026</text:p>
          </table:table-cell>
          <table:table-cell office:value-type="float" office:value="-0.169574476375">
            <text:p>-0,1695744764</text:p>
          </table:table-cell>
          <table:table-cell office:value-type="float" office:value="5.71">
            <text:p>5,71</text:p>
          </table:table-cell>
          <table:table-cell office:value-type="date" office:date-value="2016-11-22">
            <text:p>2016-11-22</text:p>
          </table:table-cell>
          <table:table-cell office:value-type="string">
            <text:p>11:15:46</text:p>
          </table:table-cell>
          <table:table-cell office:value-type="string">
            <text:p>DIRTT Environmental Solutions Ltd. :DRT-CA: Earnings Analysis: Q3, 2016 By the Numbers : November 22, 2016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50401081649">
            <text:p>-0,1504010816</text:p>
          </table:table-cell>
          <table:table-cell office:value-type="float" office:value="-20.6028878971">
            <text:p>-20,6028878971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MCB</text:p>
          </table:table-cell>
          <table:table-cell office:value-type="float" office:value="-0.0402810563805">
            <text:p>-0,0402810564</text:p>
          </table:table-cell>
          <table:table-cell office:value-type="float" office:value="-2.63274878304">
            <text:p>-2,632748783</text:p>
          </table:table-cell>
          <table:table-cell office:value-type="float" office:value="1.53">
            <text:p>1,53</text:p>
          </table:table-cell>
          <table:table-cell office:value-type="date" office:date-value="2016-11-08">
            <text:p>2016-11-08</text:p>
          </table:table-cell>
          <table:table-cell office:value-type="string">
            <text:p>11:20:55</text:p>
          </table:table-cell>
          <table:table-cell office:value-type="string">
            <text:p>McCoy Global, Inc. :MCB-CA: Earnings Analysis: Q3, 2016 By the Numbers : November 8, 2016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-0.00219793598989">
            <text:p>-0,002197936</text:p>
          </table:table-cell>
          <table:table-cell office:value-type="float" office:value="-0.219793598989">
            <text:p>-0,219793599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-0.0812448963335">
            <text:p>-0,0812448963</text:p>
          </table:table-cell>
          <table:table-cell office:value-type="float" office:value="-9.12864003747">
            <text:p>-9,1286400375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-0.00787831688579">
            <text:p>-0,0078783169</text:p>
          </table:table-cell>
          <table:table-cell office:value-type="float" office:value="-2.81368460207">
            <text:p>-2,8136846021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19:18:22.45</dc:date>
    <meta:generator>LibreOffice/3.5$Windows_x86 LibreOffice_project/7e68ba2-a744ebf-1f241b7-c506db1-7d53735</meta:generator>
    <meta:editing-duration>P0D</meta:editing-duration>
    <meta:editing-cycles>1</meta:editing-cycles>
    <meta:document-statistic meta:table-count="1" meta:cell-count="423" meta:object-count="0"/>
  </office:meta>
</office:document-meta>
</file>